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MAL STATEMENT: SECURITY INCIDENT AND SCIENTIFIC MATERIAL LEAK</text:p>
      <text:p text:style-name="Standard"/>
      <text:p text:style-name="Standard">INCIDENT DATE: 2025 to January 2, 2026</text:p>
      <text:p text:style-name="Standard">NATURE: Unauthorized system access resulting in research material leakage</text:p>
      <text:p text:style-name="Standard"/>
      <text:p text:style-name="Standard">DESCRIPTION:</text:p>
      <text:p text:style-name="Standard">During the indicated period, a security compromise occurred in personal systems </text:p>
      <text:p text:style-name="Standard">that resulted in the unauthorized leakage of multiple research works in </text:p>
      <text:p text:style-name="Standard">mathematics, physics, and computer science.</text:p>
      <text:p text:style-name="Standard"/>
      <text:p text:style-name="Standard">AFFECTED RESEARCHER:</text:p>
      <text:p text:style-name="Standard">José Manuel Briceño Mendoza (also referred to as Juan José Briceño Mendoza)</text:p>
      <text:p text:style-name="Standard">Independent Researcher - Venezuela</text:p>
      <text:p text:style-name="Standard">Contact: josemanuelbric@gmail.com</text:p>
      <text:p text:style-name="Standard"/>
      <text:p text:style-name="Standard">LEAKED SCIENTIFIC MATERIAL:</text:p>
      <text:p text:style-name="Standard"/>
      <text:p text:style-name="Standard">PRIMARY DOCUMENTATION:</text:p>
      <text:p text:style-name="Standard">1. Theoretical framework "ABSI-EF: Binary Trees of Infinite Series in Functional Space"</text:p>
      <text:p text:style-name="Standard"><text:s text:c="3"/>https://github.com/josemanuelbric-lang/ABSI-EF/tree/main/2026/ABSI-EF_And_Collatz/ABSI-EF.pdf</text:p>
      <text:p text:style-name="Standard"/>
      <text:p text:style-name="Standard">2. Solution to the Collatz Conjecture using the ABSI-EF approach</text:p>
      <text:p text:style-name="Standard"><text:s text:c="3"/>https://github.com/josemanuelbric-lang/ABSI-EF/tree/main/2026/ABSI-EF_And_Collatz/Collatz.pdf</text:p>
      <text:p text:style-name="Standard"/>
      <text:p text:style-name="Standard">COMPUTATIONAL IMPLEMENTATIONS:</text:p>
      <text:p text:style-name="Standard">3. Computational analysis of the Riemann Hypothesis using ABSI-EF</text:p>
      <text:p text:style-name="Standard"><text:s text:c="3"/>https://github.com/josemanuelbric-lang/ABSI-EF/tree/main/2026/Riemann.py</text:p>
      <text:p text:style-name="Standard"/>
      <text:p text:style-name="Standard">4. Knapsack problem optimization via ABSI-EF</text:p>
      <text:p text:style-name="Standard"><text:s text:c="3"/>https://github.com/josemanuelbric-lang/ABSI-EF/tree/main/2026/mochila_knapsack.py</text:p>
      <text:p text:style-name="Standard"/>
      <text:p text:style-name="Standard">OTHER COMPROMISED RESEARCH LINES:</text:p>
      <text:p text:style-name="Standard">- Mathematical Incompleteness Problem</text:p>
      <text:p text:style-name="Standard">- Theory of Everything (Dimensional Theory and Atomic Dimensional Theory)</text:p>
      <text:p text:style-name="Standard">- P vs NP</text:p>
      <text:p text:style-name="Standard">- NP-Hard</text:p>
      <text:p text:style-name="Standard">- Works with prime numbers</text:p>
      <text:p text:style-name="Standard">- Well-Ordering Theory</text:p>
      <text:p text:style-name="Standard">- Various programming works</text:p>
      <text:p text:style-name="Standard">- Understanding of infinite series</text:p>
      <text:p text:style-name="Standard">- Random numbers for topological space analysis</text:p>
      <text:p text:style-name="Standard"/>
      <text:p text:style-name="Standard">Complete repository: https://github.com/josemanuelbric-lang/</text:p>
      <text:p text:style-name="Standard"/>
      <text:p text:style-name="Standard">LEAKAGE EVIDENCE:</text:p>
      <text:p text:style-name="Standard">Identical copies of this material have been verified to appear on public </text:p>
      <text:p text:style-name="Standard">platforms such as vixra.org, published by unidentified third parties without </text:p>
      <text:p text:style-name="Standard">authorization from the author.</text:p>
      <text:p text:style-name="Standard"><text:soft-page-break/></text:p>
      <text:p text:style-name="Standard">AUTHOR'S STATEMENT:</text:p>
      <text:p text:style-name="Standard">The leakage of this material occurs against my will and without prior </text:p>
      <text:p text:style-name="Standard">evaluation of its academic and ethical implications. Originally, the decision </text:p>
      <text:p text:style-name="Standard">not to publish responded to the need to analyze in depth the scientific, </text:p>
      <text:p text:style-name="Standard">philosophical, and human dimensions of this research.</text:p>
      <text:p text:style-name="Standard"/>
      <text:p text:style-name="Standard">Signed,</text:p>
      <text:p text:style-name="Standard">José Manuel Briceño Mendoza</text:p>
      <text:p text:style-name="Standard">Independent Researcher</text:p>
      <text:p text:style-name="Standard">Caracas, Venezuela</text:p>
      <text:p text:style-name="Standard">January 5, 2026</text:p>
      <text:p text:style-name="Standard">Contact: josemanuelbric@gmail.com</text:p>
      <text:p text:style-name="Standard">Official repository: https://github.com/josemanuelbric-lang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1:18:24.092569635</meta:creation-date>
    <dc:date>2026-01-05T11:18:38.027271404</dc:date>
    <meta:editing-duration>PT15S</meta:editing-duration>
    <meta:editing-cycles>1</meta:editing-cycles>
    <meta:document-statistic meta:table-count="0" meta:image-count="0" meta:object-count="0" meta:page-count="2" meta:paragraph-count="49" meta:word-count="260" meta:character-count="2283" meta:non-whitespace-character-count="2053"/>
    <meta:generator>LibreOffice/24.2.7.2$Linux_X86_64 LibreOffice_project/420$Build-2</meta:generator>
  </office:meta>
</office:document-meta>
</file>